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ngsana New1" svg:font-family="'Angsana New'"/>
    <style:font-face style:name="Times New Roman" svg:font-family="'Times New Roman'" style:font-family-generic="roman"/>
    <style:font-face style:name="Arial" svg:font-family="Arial" style:font-family-generic="swiss"/>
    <style:font-face style:name="Angsana New" svg:font-family="'Angsana New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1f89dc" officeooo:paragraph-rsid="0020fc87"/>
    </style:style>
    <style:style style:name="P2" style:family="paragraph" style:parent-style-name="Text_20_body" style:list-style-name="L1">
      <style:text-properties officeooo:rsid="0020fc87" officeooo:paragraph-rsid="0020fc87"/>
    </style:style>
    <style:style style:name="P3" style:family="paragraph" style:parent-style-name="Text_20_body" style:list-style-name="L5">
      <style:text-properties officeooo:rsid="0020fc87" officeooo:paragraph-rsid="0020fc87"/>
    </style:style>
    <style:style style:name="P4" style:family="paragraph" style:parent-style-name="Text_20_body" style:list-style-name="L6">
      <style:text-properties officeooo:rsid="0020fc87" officeooo:paragraph-rsid="0020fc87"/>
    </style:style>
    <style:style style:name="P5" style:family="paragraph" style:parent-style-name="Text_20_body" style:list-style-name="L5">
      <style:text-properties officeooo:paragraph-rsid="0020fc87"/>
    </style:style>
    <style:style style:name="P6" style:family="paragraph" style:parent-style-name="Text_20_body" style:list-style-name="L1">
      <style:text-properties officeooo:rsid="002133b5" officeooo:paragraph-rsid="002133b5"/>
    </style:style>
    <style:style style:name="P7" style:family="paragraph" style:parent-style-name="Text_20_body" style:list-style-name="L1">
      <style:text-properties officeooo:rsid="0023abad" officeooo:paragraph-rsid="0023abad"/>
    </style:style>
    <style:style style:name="P8" style:family="paragraph" style:parent-style-name="Text_20_body" style:list-style-name="L7">
      <style:text-properties officeooo:rsid="00248519" officeooo:paragraph-rsid="00248519"/>
    </style:style>
    <style:style style:name="P9" style:family="paragraph" style:parent-style-name="Text_20_body" style:list-style-name="L1">
      <style:text-properties officeooo:rsid="00248519" officeooo:paragraph-rsid="00248519"/>
    </style:style>
    <style:style style:name="P10" style:family="paragraph" style:parent-style-name="Text_20_body" style:list-style-name="L8">
      <style:text-properties officeooo:paragraph-rsid="00248519"/>
    </style:style>
    <style:style style:name="T1" style:family="text">
      <style:text-properties officeooo:rsid="001f89d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f89dc" style:font-weight-asian="normal" style:font-weight-complex="normal"/>
    </style:style>
    <style:style style:name="T4" style:family="text">
      <style:text-properties fo:font-weight="normal" officeooo:rsid="002133b5" style:font-weight-asian="normal" style:font-weight-complex="normal"/>
    </style:style>
    <style:style style:name="T5" style:family="text">
      <style:text-properties fo:font-weight="normal" officeooo:rsid="0022cab9" style:font-weight-asian="normal" style:font-weight-complex="normal"/>
    </style:style>
    <style:style style:name="T6" style:family="text">
      <style:text-properties fo:font-weight="normal" officeooo:rsid="00248519" style:font-weight-asian="normal" style:font-weight-complex="normal"/>
    </style:style>
    <style:style style:name="T7" style:family="text">
      <style:text-properties fo:font-weight="normal" officeooo:rsid="0025f507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bold" officeooo:rsid="001f89dc" style:font-weight-asian="bold" style:font-weight-complex="bold"/>
    </style:style>
    <style:style style:name="T9" style:family="text">
      <style:text-properties style:text-underline-style="none" fo:font-weight="bold" officeooo:rsid="001f89dc" style:font-weight-asian="bold" style:font-weight-complex="bold"/>
    </style:style>
    <style:style style:name="T10" style:family="text">
      <style:text-properties officeooo:rsid="0022cab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To do for English Builder 1.0</text:h>
      <text:list xml:id="list4058531177864159486" text:style-name="L1">
        <text:list-item>
          <text:p text:style-name="P1"><text:span text:style-name="T10">I</text:span>nitialisation </text:p>
        </text:list-item>
      </text:list>
      <text:list xml:id="list1378663572434650067" text:style-name="L5">
        <text:list-item>
          <text:list>
            <text:list-item>
              <text:p text:style-name="P5"><text:span text:style-name="T1">need to check if exists for </text:span><text:span text:style-name="T8">every</text:span><text:span text:style-name="T9"> </text:span><text:span text:style-name="T3">property</text:span></text:p>
            </text:list-item>
            <text:list-item>
              <text:p text:style-name="P3"><text:span text:style-name="T2">better defaults for volumes</text:span></text:p>
            </text:list-item>
          </text:list>
        </text:list-item>
      </text:list>
      <text:list xml:id="list151625612709932" text:continue-list="list4058531177864159486" text:style-name="L1">
        <text:list-item>
          <text:p text:style-name="P2"><text:span text:style-name="T2">Attribution</text:span></text:p>
        </text:list-item>
      </text:list>
      <text:list xml:id="list5452255474459834366" text:style-name="L6">
        <text:list-item>
          <text:list>
            <text:list-item>
              <text:p text:style-name="P4"><text:span text:style-name="T2">Check every image/audio up to date</text:span></text:p>
            </text:list-item>
            <text:list-item>
              <text:p text:style-name="P4"><text:span text:style-name="T2">Add RV to Attribution</text:span></text:p>
            </text:list-item>
            <text:list-item>
              <text:p text:style-name="P4"><text:span text:style-name="T2">Add sound for msg boxes</text:span></text:p>
            </text:list-item>
          </text:list>
        </text:list-item>
      </text:list>
      <text:list xml:id="list151625597151537" text:continue-list="list151625612709932" text:style-name="L1">
        <text:list-item>
          <text:p text:style-name="P2"><text:span text:style-name="T4">Numbers: r</text:span><text:span text:style-name="T2">ecord/</text:span><text:span text:style-name="T7">code</text:span><text:span text:style-name="T2"> numbers for bingo</text:span></text:p>
        </text:list-item>
        <text:list-item>
          <text:p text:style-name="P6"><text:span text:style-name="T2">Readers</text:span><text:span text:style-name="T5"> – </text:span><text:span text:style-name="T2">finish translations for books 3, 4 </text:span><text:span text:style-name="T5">&amp;</text:span><text:span text:style-name="T2"> 5 (pp 1-2)</text:span></text:p>
        </text:list-item>
        <text:list-item>
          <text:p text:style-name="P7"><text:span text:style-name="T2">Vocabulary Set-up</text:span></text:p>
        </text:list-item>
      </text:list>
      <text:list xml:id="list4152634905752373823" text:style-name="L8">
        <text:list-item>
          <text:list>
            <text:list-item>
              <text:p text:style-name="P10"><text:span text:style-name="T6">Fix bug (probably re deleting topics)</text:span></text:p>
            </text:list-item>
          </text:list>
        </text:list-item>
      </text:list>
      <text:list xml:id="list151626586672451" text:continue-list="list151625597151537" text:style-name="L1">
        <text:list-item>
          <text:p text:style-name="P9"><text:span text:style-name="T2">ONET</text:span></text:p>
        </text:list-item>
      </text:list>
      <text:list xml:id="list6782055962046687154" text:style-name="L7">
        <text:list-item>
          <text:list>
            <text:list-item>
              <text:p text:style-name="P8"><text:span text:style-name="T2">Fix bug: Play and Learn doesn't order items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ngsana New1" svg:font-family="'Angsana New'"/>
    <style:font-face style:name="Times New Roman" svg:font-family="'Times New Roman'" style:font-family-generic="roman"/>
    <style:font-face style:name="Arial" svg:font-family="Arial" style:font-family-generic="swiss"/>
    <style:font-face style:name="Angsana New" svg:font-family="'Angsana New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Lucida Sans Unicode" style:font-size-asian="10.5pt" style:language-asian="zh" style:country-asian="CN" style:font-name-complex="Angsana New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0.5pt" style:language-asian="zh" style:country-asian="CN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6pt" style:font-name-asian="Lucida Sans Unicode" style:font-family-asian="'Lucida Sans Unicode'" style:font-family-generic-asian="system" style:font-pitch-asian="variable" style:font-size-asian="14pt" style:font-name-complex="Angsana New1" style:font-family-complex="'Angsana New'" style:font-size-complex="16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ngsana New1" style:font-family-complex="'Angsana New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ngsana New1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ngsana New1" style:font-family-complex="'Angsana New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4T15:01:11.866636423</meta:creation-date>
    <dc:date>2016-01-04T15:16:25.033183114</dc:date>
    <meta:editing-duration>PT15M12S</meta:editing-duration>
    <meta:editing-cycles>7</meta:editing-cycles>
    <meta:generator>LibreOffice/4.3.7.2$Linux_X86_64 LibreOffice_project/430m0$Build-2</meta:generator>
    <meta:document-statistic meta:table-count="0" meta:image-count="0" meta:object-count="0" meta:page-count="1" meta:paragraph-count="14" meta:word-count="81" meta:character-count="417" meta:non-whitespace-character-count="361"/>
  </office:meta>
</office:document-meta>
</file>